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4">
      <style:paragraph-properties fo:margin-top="0cm" fo:margin-bottom="0cm"/>
    </style:style>
    <style:style style:name="P14" style:family="paragraph" style:parent-style-name="Text_20_body" style:list-style-name="L5">
      <style:paragraph-properties fo:margin-top="0cm" fo:margin-bottom="0cm"/>
    </style:style>
    <style:style style:name="P15" style:family="paragraph" style:parent-style-name="Text_20_body" style:list-style-name="L6">
      <style:paragraph-properties fo:margin-top="0cm" fo:margin-bottom="0cm"/>
    </style:style>
    <style:style style:name="P16" style:family="paragraph" style:parent-style-name="Text_20_body" style:list-style-name="L7">
      <style:paragraph-properties fo:margin-top="0cm" fo:margin-bottom="0cm"/>
    </style:style>
    <style:style style:name="P17" style:family="paragraph" style:parent-style-name="Text_20_body" style:list-style-name="L8">
      <style:paragraph-properties fo:margin-top="0cm" fo:margin-bottom="0cm"/>
    </style:style>
    <style:style style:name="P18" style:family="paragraph" style:parent-style-name="Text_20_body" style:list-style-name="L9">
      <style:paragraph-properties fo:margin-top="0cm" fo:margin-bottom="0cm"/>
    </style:style>
    <style:style style:name="P19" style:family="paragraph" style:parent-style-name="Text_20_body" style:list-style-name="L10">
      <style:paragraph-properties fo:margin-top="0cm" fo:margin-bottom="0cm"/>
    </style:style>
    <style:style style:name="T1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pring Boot에서 <text:span text:style-name="Source_20_Text">@Entity</text:span>는 JPA(Java Persistence API)의 어노테이션 중 하나로, 데이터베이스 테이블과 매핑되는 자바 클래스를 나타냅니다. 즉, 이 어노테이션이 붙은 클래스는 데이터베이스의 테이블로 매핑되며, 해당 클래스의 인스턴스는 데이터베이스의 행(row)으로 취급됩니다.</text:p>
      <text:h text:style-name="Heading_20_3" text:outline-level="3">@Entity의 역할</text:h>
      <text:list xml:id="list5655469005893886375" text:style-name="L1">
        <text:list-item>
          <text:p text:style-name="P11"><text:span text:style-name="Strong_20_Emphasis">매핑 선언</text:span>: <text:span text:style-name="Source_20_Text">@Entity</text:span>는 해당 클래스가 JPA 엔티티임을 선언합니다. 이 클래스는 데이터베이스 테이블과 매핑되어 데이터베이스 작업(CRUD)을 수행할 수 있게 됩니다.</text:p>
        </text:list-item>
        <text:list-item>
          <text:p text:style-name="P1"><text:span text:style-name="Strong_20_Emphasis">기본 설정</text:span>: 클래스 이름이 테이블 이름으로, 필드 이름이 컬럼 이름으로 자동 매핑됩니다. 물론, <text:span text:style-name="Source_20_Text">@Table</text:span>, <text:span text:style-name="Source_20_Text">@Column</text:span> 등의 추가 어노테이션을 사용해 세부 매핑을 설정할 수 있습니다.</text:p>
        </text:list-item>
      </text:list>
      <text:h text:style-name="Heading_20_3" text:outline-level="3">원리</text:h>
      <text:list xml:id="list6459183872005684758" text:style-name="L2">
        <text:list-item>
          <text:p text:style-name="P2"><text:span text:style-name="Strong_20_Emphasis">엔티티 클래스로서의 정의</text:span>: <text:span text:style-name="Source_20_Text">@Entity</text:span>가 선언된 클래스는 JPA가 관리하는 엔티티가 됩니다. JPA는 이를 통해 해당 클래스를 데이터베이스 테이블과 연결하고, 이를 이용해 데이터베이스의 데이터에 접근하거나 조작할 수 있습니다.</text:p>
        </text:list-item>
        <text:list-item>
          <text:p text:style-name="P2"><text:span text:style-name="Strong_20_Emphasis">영속성 컨텍스트</text:span>: JPA에서는 엔티티 객체를 "영속성 컨텍스트(Persistence Context)"라는 특별한 메모리 공간에서 관리합니다. 이 컨텍스트는 데이터베이스와의 동기화를 담당하며, 엔티티 객체를 캐시하여 성능을 최적화합니다.</text:p>
        </text:list-item>
        <text:list-item>
          <text:p text:style-name="P2"><text:span text:style-name="Strong_20_Emphasis">CRUD 작업</text:span>: <text:span text:style-name="Source_20_Text">@Entity</text:span>가 붙은 클래스는 JPA를 통해 데이터베이스의 테이블과 매핑되며, 엔티티 매니저(EntityManager) 또는 리포지토리 인터페이스를 통해 데이터베이스 CRUD 작업(Create, Read, Update, Delete)을 쉽게 수행할 수 있습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2. <text:span text:style-name="Source_20_Text">@ToString</text:span></text:h>
      <text:list xml:id="list3464979497257617141" text:style-name="L3">
        <text:list-item>
          <text:p text:style-name="P12"><text:span text:style-name="Strong_20_Emphasis">설명</text:span>: <text:span text:style-name="Source_20_Text">@ToString</text:span>은 Lombok 라이브러리에서 제공하는 어노테이션으로, 해당 클래스의 <text:span text:style-name="Source_20_Text">toString()</text:span> 메서드를 자동으로 생성해 줍니다.</text:p>
        </text:list-item>
        <text:list-item>
          <text:p text:style-name="P12"><text:span text:style-name="Strong_20_Emphasis">역할</text:span>: <text:span text:style-name="Source_20_Text">toString()</text:span> 메서드는 객체의 상태를 문자열로 표현하는 메서드로, 디버깅 시 객체의 내용을 쉽게 확인할 수 있게 합니다. Lombok의 <text:span text:style-name="Source_20_Text">@ToString</text:span>을 사용하면 모든 필드를 포함한 <text:span text:style-name="Source_20_Text">toString()</text:span> 메서드가 자동으로 생성됩니다.</text:p>
        </text:list-item>
        <text:list-item>
          <text:p text:style-name="P3"><text:span text:style-name="Strong_20_Emphasis">참고</text:span>: Lombok은 자바에서 코드의 반복을 줄이고 생산성을 높이기 위한 라이브러리입니다. 이 라이브러리를 사용하려면 프로젝트에 Lombok이 포함되어 있어야 합니다.</text:p>
        </text:list-item>
      </text:list>
      <text:h text:style-name="Heading_20_3" text:outline-level="3">3. <text:span text:style-name="Source_20_Text">@Id</text:span></text:h>
      <text:list xml:id="list4743345455805803969" text:style-name="L4">
        <text:list-item>
          <text:p text:style-name="P13"><text:span text:style-name="Strong_20_Emphasis">설명</text:span>: <text:span text:style-name="Source_20_Text"><text:span text:style-name="T1">@Id</text:span></text:span><text:span text:style-name="T1">는 JPA에서 엔티티의 기본 키(Primary Key)를 지정하는 어노테이션입니다.</text:span></text:p>
        </text:list-item>
        <text:list-item>
          <text:p text:style-name="P4"><text:span text:style-name="Strong_20_Emphasis">역할</text:span>: 기본 키는 각 행(row)을 고유하게 식별하는 필드입니다. 이 필드는 데이터베이스에서 고유해야 하며, 이 필드를 통해 특정 행을 조회하거나 수정할 수 있습니다.</text:p>
        </text:list-item>
      </text:list>
      <text:h text:style-name="Heading_20_3" text:outline-level="3">4. <text:span text:style-name="Source_20_Text">@GeneratedValue(strategy = GenerationType.IDENTITY)</text:span></text:h>
      <text:list xml:id="list1751081385094405309" text:style-name="L5">
        <text:list-item>
          <text:p text:style-name="P14"><text:span text:style-name="Strong_20_Emphasis">설명</text:span>: <text:span text:style-name="Source_20_Text">@GeneratedValue</text:span>는 기본 키의 생성 전략을 정의하는 어노테이션입니다. 여기서는 <text:span text:style-name="Source_20_Text">strategy = GenerationType.IDENTITY</text:span>로 설정되어 있습니다.</text:p>
        </text:list-item>
        <text:list-item>
          <text:p text:style-name="P14"><text:span text:style-name="Strong_20_Emphasis">역할</text:span>: <text:span text:style-name="Source_20_Text">GenerationType.IDENTITY</text:span> 전략은 데이터베이스가 자동으로 기본 키 값을 생성하도록 합니다. 보통 <text:span text:style-name="Source_20_Text">AUTO_INCREMENT</text:span> 속성을 사용하여 데이터베이스에서 <text:span text:style-name="T1">자동으로 증가하는 숫자를 기본 키로 사용하게 됩니다.</text:span></text:p>
        </text:list-item>
        <text:list-item>
          <text:p text:style-name="P14"><text:span text:style-name="Strong_20_Emphasis">다른 전략들</text:span>:</text:p>
          <text:list>
            <text:list-item>
              <text:p text:style-name="P14"><text:span text:style-name="Source_20_Text">GenerationType.AUTO</text:span>: 기본 생성 전략을 사용합니다. <text:span text:style-name="T1">데이터베이스에 따라 자동으로 적절한 전략이 선택됩니다.</text:span></text:p>
            </text:list-item>
            <text:list-item>
              <text:p text:style-name="P14"><text:span text:style-name="Source_20_Text">GenerationType.SEQUENCE</text:span>: 데이터베이스의 <text:span text:style-name="T1">시퀀스를 사용하여 기본 키 값을 생성합니다.</text:span></text:p>
            </text:list-item>
            <text:list-item>
              <text:p text:style-name="P5"><text:span text:style-name="Source_20_Text">GenerationType.TABLE</text:span>: 별<text:span text:style-name="T1">도의 키 생성 테이블을 사용하여 기본 키 값을 생성합니다.</text:span></text:p>
            </text:list-item>
          </text:list>
        </text:list-item>
      </text:list>
      <text:h text:style-name="Heading_20_3" text:outline-level="3">5. <text:span text:style-name="Source_20_Text">@Column(nullable = false, unique = true)</text:span></text:h>
      <text:list xml:id="list8621026959306213356" text:style-name="L6">
        <text:list-item>
          <text:p text:style-name="P15"><text:span text:style-name="Strong_20_Emphasis">설명</text:span>: <text:span text:style-name="Source_20_Text">@Column</text:span>은 데이터베이스의 컬럼과 자바 클래스의 필드를 매핑하는 어노테이션입니다. 여기서는 <text:span text:style-name="Source_20_Text">nullable = false</text:span>, <text:span text:style-name="Source_20_Text">unique = true</text:span> 속성이 추가로 설정되었습니다.</text:p>
        </text:list-item>
        <text:list-item>
          <text:p text:style-name="P15"><text:span text:style-name="Strong_20_Emphasis">역할</text:span>:</text:p>
          <text:list>
            <text:list-item>
              <text:p text:style-name="P15"><text:span text:style-name="Source_20_Text">nullable = false</text:span>:<text:span text:style-name="T1"> 이 컬럼은 </text:span><text:span text:style-name="Source_20_Text"><text:span text:style-name="T1">null</text:span></text:span><text:span text:style-name="T1"> 값을 가질 수 없습니다</text:span>. 즉, 이 필드는 반드시 값이 있어야 합니다.</text:p>
            </text:list-item>
            <text:list-item>
              <text:p text:style-name="P15"><text:span text:style-name="Source_20_Text">unique = true</text:span>: <text:span text:style-name="T1">이 컬럼의 값은 테이블 내에서 고유해야 합니다.</text:span> 즉, 같은 값을 가진 행이 있을 수 없습니다.</text:p>
            </text:list-item>
          </text:list>
          <text:p text:style-name="P6">예를 들어, <text:span text:style-name="Source_20_Text">title</text:span> 컬럼은 <text:span text:style-name="Source_20_Text">null</text:span>이 될 수 없고, 다른 행과 중복된 값을 가질 수 없습니다.</text:p>
        </text:list-item>
      </text:list>
      <text:h text:style-name="Heading_20_3" text:outline-level="3"><text:soft-page-break/>6. 클래스 내의 필드들</text:h>
      <text:list xml:id="list8560091482842587530" text:style-name="L7">
        <text:list-item>
          <text:p text:style-name="P16"><text:span text:style-name="Strong_20_Emphasis"><text:span text:style-name="Source_20_Text">public Integer id;</text:span></text:span>: 이 필드는 <text:span text:style-name="Source_20_Text">@Id</text:span>와 <text:span text:style-name="Source_20_Text">@GeneratedValue</text:span> 어노테이션을 사용하여 데이터베이스에서 자동 생성되는 기본 키를 나타냅니다.</text:p>
        </text:list-item>
        <text:list-item>
          <text:p text:style-name="P16"><text:span text:style-name="Strong_20_Emphasis"><text:span text:style-name="Source_20_Text">public String title;</text:span></text:span>: 이 필드는 <text:span text:style-name="Source_20_Text">@Column(nullable = false, unique = true)</text:span> 어노테이션이 적용되어 있으며, <text:span text:style-name="Source_20_Text">null</text:span> 값이 불가능하고 유일해야 하는 <text:span text:style-name="Source_20_Text">title</text:span> 컬럼을 나타냅니다.</text:p>
        </text:list-item>
        <text:list-item>
          <text:p text:style-name="P7"><text:span text:style-name="Strong_20_Emphasis"><text:span text:style-name="Source_20_Text">public Integer price;</text:span></text:span>: <text:span text:style-name="Source_20_Text">price</text:span> 필드는 특별한 어노테이션이 적용되지 않았으며, 기본적으로 매핑되는 정수형 필드입니다.</text:p>
        </text:list-item>
      </text:list>
      <text:p text:style-name="Standard"/>
      <text:h text:style-name="Heading_20_3" text:outline-level="3">1. <text:span text:style-name="Source_20_Text">JpaRepository&lt;Item, Integer&gt;</text:span></text:h>
      <text:list xml:id="list661661875145985168" text:style-name="L8">
        <text:list-item>
          <text:p text:style-name="P17"><text:span text:style-name="Strong_20_Emphasis">설명</text:span>: <text:span text:style-name="Source_20_Text">JpaRepository</text:span>는 Spring Data JPA에서 제공하는 인터페이스로, 기본적인 CRUD(Create, Read, Update, Delete) 기능과 페이징, 정렬 등의 기능을 제공하는 리포지토리입니다.</text:p>
        </text:list-item>
        <text:list-item>
          <text:p text:style-name="P17"><text:span text:style-name="Strong_20_Emphasis">구성 요소</text:span>:</text:p>
          <text:list>
            <text:list-item>
              <text:p text:style-name="P17"><text:span text:style-name="Strong_20_Emphasis"><text:span text:style-name="Source_20_Text">Item</text:span></text:span>: 이 리포지토리가 관리하는 엔티티 클래스입니다. 여기서는 <text:span text:style-name="Source_20_Text">Item</text:span> 엔티티를 관리하도록 설정되어 있습니다.</text:p>
            </text:list-item>
            <text:list-item>
              <text:p text:style-name="P17"><text:span text:style-name="Strong_20_Emphasis"><text:span text:style-name="Source_20_Text">Integer</text:span></text:span>: 이 리포지토리가 사용하는 기본 키(Primary Key)의 타입입니다. <text:span text:style-name="Source_20_Text">Item</text:span> 엔티티의 기본 키 타입이 <text:span text:style-name="Source_20_Text">Integer</text:span>로 설정되어 있으므로 이 부분도 <text:span text:style-name="Source_20_Text">Integer</text:span>로 지정합니다.</text:p>
            </text:list-item>
          </text:list>
        </text:list-item>
        <text:list-item>
          <text:p text:style-name="P17"><text:span text:style-name="Strong_20_Emphasis">기본 기능</text:span>: <text:span text:style-name="Source_20_Text">JpaRepository</text:span>를 상속받으면 다음과 같은 메서드를 자동으로 사용할 수 있습니다.</text:p>
          <text:list>
            <text:list-item>
              <text:p text:style-name="P17"><text:span text:style-name="Strong_20_Emphasis"><text:span text:style-name="Source_20_Text">save(S entity)</text:span></text:span>: 엔티티를 저장하거나 업데이트합니다.</text:p>
            </text:list-item>
            <text:list-item>
              <text:p text:style-name="P17"><text:span text:style-name="Strong_20_Emphasis"><text:span text:style-name="Source_20_Text">findById(ID id)</text:span></text:span>: 기본 키로 엔티티를 조회합니다.</text:p>
            </text:list-item>
            <text:list-item>
              <text:p text:style-name="P17"><text:span text:style-name="Strong_20_Emphasis"><text:span text:style-name="Source_20_Text">findAll()</text:span></text:span>: 모든 엔티티를 조회합니다.</text:p>
            </text:list-item>
            <text:list-item>
              <text:p text:style-name="P17"><text:span text:style-name="Strong_20_Emphasis"><text:span text:style-name="Source_20_Text">deleteById(ID id)</text:span></text:span>: 기본 키로 엔티티를 삭제합니다.</text:p>
            </text:list-item>
            <text:list-item>
              <text:p text:style-name="P17"><text:span text:style-name="Strong_20_Emphasis"><text:span text:style-name="Source_20_Text">count()</text:span></text:span>: 총 엔티티 수를 반환합니다.</text:p>
            </text:list-item>
            <text:list-item>
              <text:p text:style-name="P17"><text:span text:style-name="Strong_20_Emphasis"><text:span text:style-name="Source_20_Text">existsById(ID id)</text:span></text:span>: 기본 키가 존재하는지 확인합니다.</text:p>
            </text:list-item>
            <text:list-item>
              <text:p text:style-name="P17"><text:span text:style-name="Strong_20_Emphasis"><text:span text:style-name="Source_20_Text">flush()</text:span></text:span>: 변경 사항을 데이터베이스에 즉시 반영합니다.</text:p>
            </text:list-item>
          </text:list>
          <text:p text:style-name="P8">이 외에도 페이징(<text:span text:style-name="Source_20_Text">Pageable</text:span>)이나 정렬(<text:span text:style-name="Source_20_Text">Sort</text:span>) 등의 기능도 제공되며, 사용자 정의 메서드도 추가할 수 있습니다.</text:p>
        </text:list-item>
      </text:list>
      <text:h text:style-name="Heading_20_3" text:outline-level="3">2. 리포지토리 인터페이스 정의</text:h>
      <text:list xml:id="list5103474159604585502" text:style-name="L9">
        <text:list-item>
          <text:p text:style-name="P18"><text:span text:style-name="Strong_20_Emphasis"><text:span text:style-name="Source_20_Text">public interface Repo extends JpaRepository&lt;Item, Integer&gt;</text:span></text:span>:</text:p>
          <text:list>
            <text:list-item>
              <text:p text:style-name="P18"><text:span text:style-name="Strong_20_Emphasis">설명</text:span>: <text:span text:style-name="Source_20_Text">Repo</text:span>라는 이름의 인터페이스는 <text:span text:style-name="Source_20_Text">JpaRepository&lt;Item, Integer&gt;</text:span>를 상속받아 정의되었습니다. 이 인터페이스를 통해 <text:span text:style-name="Source_20_Text">Item</text:span> 엔티티에 대해 기본적인 데이터베이스 작업을 쉽게 수행할 수 있습니다.</text:p>
            </text:list-item>
            <text:list-item>
              <text:p text:style-name="P9"><text:span text:style-name="Strong_20_Emphasis">역할</text:span>: 이 리포지토리는 Spring Data JPA에 의해 자동으로 구현되며, 이를 통해 데이터베이스에 접근하는 코드를 최소화할 수 있습니다. 실제로는 구현체를 직접 작성할 필요 없이, <text:span text:style-name="Source_20_Text">Repo</text:span> 인터페이스만으로 다양한 데이터베이스 작업을 수행할 수 있습니다.</text:p>
            </text:list-item>
          </text:list>
        </text:list-item>
      </text:list>
      <text:h text:style-name="Heading_20_3" text:outline-level="3"><text:soft-page-break/>3. @Repository 어노테이션</text:h>
      <text:list xml:id="list5735237464151280879" text:style-name="L10">
        <text:list-item>
          <text:p text:style-name="P19"><text:span text:style-name="Strong_20_Emphasis">설명</text:span>: 코드에는 명시적으로 등장하지 않지만, <text:span text:style-name="Source_20_Text">JpaRepository</text:span>를 상속받은 인터페이스는 Spring에서 자동으로 <text:span text:style-name="Source_20_Text">@Repository</text:span> 어노테이션이 적용된 것으로 간주됩니다.</text:p>
        </text:list-item>
        <text:list-item>
          <text:p text:style-name="P10"><text:span text:style-name="Strong_20_Emphasis">역할</text:span>: <text:span text:style-name="Source_20_Text">@Repository</text:span>는 스프링 프레임워크에서 데이터 액세스 계층의 예외를 관리하기 위한 어노테이션입니다. 예외 발생 시 Spring의 데이터 액세스 예외로 변환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19:12:22.78</meta:creation-date>
    <dc:date>2024-08-19T19:43:09.57</dc:date>
    <meta:editing-duration>PT22M5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53" meta:word-count="2065" meta:character-count="3662"/>
  </office:meta>
</office:document-meta>
</file>